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0.56pt"/>
    </style:style>
    <style:style style:name="co5" style:family="table-column">
      <style:table-column-properties fo:break-before="auto" style:column-width="4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row table:style-name="ro1">
          <table:table-cell office:value-type="float" office:value="-99.180968" calcext:value-type="float">
            <text:p>-99.180968</text:p>
          </table:table-cell>
          <table:table-cell office:value-type="float" office:value="19.672181" calcext:value-type="float">
            <text:p>19.672181</text:p>
          </table:table-cell>
          <table:table-cell table:number-columns-repeated="3"/>
        </table:table-row>
        <table:table-row table:style-name="ro1">
          <table:table-cell office:value-type="float" office:value="-98.2346658" calcext:value-type="float">
            <text:p>-98.2346658</text:p>
          </table:table-cell>
          <table:table-cell office:value-type="float" office:value="19.0314904" calcext:value-type="float">
            <text:p>19.0314904</text:p>
          </table:table-cell>
          <table:table-cell table:number-columns-repeated="3"/>
        </table:table-row>
        <table:table-row table:style-name="ro1">
          <table:table-cell office:value-type="float" office:value="-96.10662" calcext:value-type="float">
            <text:p>-96.10662</text:p>
          </table:table-cell>
          <table:table-cell office:value-type="float" office:value="19.14063" calcext:value-type="float">
            <text:p>19.14063</text:p>
          </table:table-cell>
          <table:table-cell table:number-columns-repeated="3"/>
        </table:table-row>
        <table:table-row table:style-name="ro1">
          <table:table-cell office:value-type="float" office:value="-98.203173" calcext:value-type="float">
            <text:p>-98.203173</text:p>
          </table:table-cell>
          <table:table-cell office:value-type="float" office:value="19.028167" calcext:value-type="float">
            <text:p>19.028167</text:p>
          </table:table-cell>
          <table:table-cell table:number-columns-repeated="3"/>
        </table:table-row>
        <table:table-row table:style-name="ro1">
          <table:table-cell office:value-type="float" office:value="-99.156188" calcext:value-type="float">
            <text:p>-99.156188</text:p>
          </table:table-cell>
          <table:table-cell office:value-type="float" office:value="19.343744" calcext:value-type="float">
            <text:p>19.343744</text:p>
          </table:table-cell>
          <table:table-cell table:number-columns-repeated="3"/>
        </table:table-row>
        <table:table-row table:style-name="ro1">
          <table:table-cell office:value-type="float" office:value="-98.77148" calcext:value-type="float">
            <text:p>-98.77148</text:p>
          </table:table-cell>
          <table:table-cell office:value-type="float" office:value="20.067123" calcext:value-type="float">
            <text:p>20.067123</text:p>
          </table:table-cell>
          <table:table-cell table:number-columns-repeated="3"/>
        </table:table-row>
        <table:table-row table:style-name="ro1">
          <table:table-cell office:value-type="float" office:value="-99.6205683" calcext:value-type="float">
            <text:p>-99.6205683</text:p>
          </table:table-cell>
          <table:table-cell office:value-type="float" office:value="19.2589492" calcext:value-type="float">
            <text:p>19.2589492</text:p>
          </table:table-cell>
          <table:table-cell table:number-columns-repeated="3"/>
        </table:table-row>
        <table:table-row table:style-name="ro1">
          <table:table-cell office:value-type="float" office:value="-99.134219" calcext:value-type="float">
            <text:p>-99.134219</text:p>
          </table:table-cell>
          <table:table-cell office:value-type="float" office:value="19.4309505" calcext:value-type="float">
            <text:p>19.4309505</text:p>
          </table:table-cell>
          <table:table-cell table:number-columns-repeated="3"/>
        </table:table-row>
        <table:table-row table:style-name="ro1">
          <table:table-cell office:value-type="float" office:value="-99.093782" calcext:value-type="float">
            <text:p>-99.093782</text:p>
          </table:table-cell>
          <table:table-cell office:value-type="float" office:value="19.632885" calcext:value-type="float">
            <text:p>19.632885</text:p>
          </table:table-cell>
          <table:table-cell table:number-columns-repeated="3"/>
        </table:table-row>
        <table:table-row table:style-name="ro1">
          <table:table-cell office:value-type="float" office:value="-99.2081724" calcext:value-type="float">
            <text:p>-99.2081724</text:p>
          </table:table-cell>
          <table:table-cell office:value-type="float" office:value="19.6863119" calcext:value-type="float">
            <text:p>19.6863119</text:p>
          </table:table-cell>
          <table:table-cell table:number-columns-repeated="3"/>
        </table:table-row>
        <table:table-row table:style-name="ro1">
          <table:table-cell office:value-type="float" office:value="-99.1816105" calcext:value-type="float">
            <text:p>-99.1816105</text:p>
          </table:table-cell>
          <table:table-cell office:value-type="float" office:value="19.3954592" calcext:value-type="float">
            <text:p>19.3954592</text:p>
          </table:table-cell>
          <table:table-cell table:number-columns-repeated="3"/>
        </table:table-row>
        <table:table-row table:style-name="ro1">
          <table:table-cell office:value-type="float" office:value="-99.1539332" calcext:value-type="float">
            <text:p>-99.1539332</text:p>
          </table:table-cell>
          <table:table-cell office:value-type="float" office:value="19.4028556" calcext:value-type="float">
            <text:p>19.4028556</text:p>
          </table:table-cell>
          <table:table-cell table:number-columns-repeated="3"/>
        </table:table-row>
        <table:table-row table:style-name="ro1">
          <table:table-cell office:value-type="float" office:value="-99.0598498" calcext:value-type="float">
            <text:p>-99.0598498</text:p>
          </table:table-cell>
          <table:table-cell office:value-type="float" office:value="19.5702122" calcext:value-type="float">
            <text:p>19.5702122</text:p>
          </table:table-cell>
          <table:table-cell table:number-columns-repeated="3"/>
        </table:table-row>
        <table:table-row table:style-name="ro1">
          <table:table-cell office:value-type="float" office:value="-99.1920468" calcext:value-type="float">
            <text:p>-99.1920468</text:p>
          </table:table-cell>
          <table:table-cell office:value-type="float" office:value="18.933526" calcext:value-type="float">
            <text:p>18.933526</text:p>
          </table:table-cell>
          <table:table-cell table:number-columns-repeated="3"/>
        </table:table-row>
        <table:table-row table:style-name="ro1">
          <table:table-cell office:value-type="float" office:value="-96.8758672" calcext:value-type="float">
            <text:p>-96.8758672</text:p>
          </table:table-cell>
          <table:table-cell office:value-type="float" office:value="19.5135209" calcext:value-type="float">
            <text:p>19.5135209</text:p>
          </table:table-cell>
          <table:table-cell table:number-columns-repeated="3"/>
        </table:table-row>
        <table:table-row table:style-name="ro1">
          <table:table-cell office:value-type="float" office:value="-99.0419145" calcext:value-type="float">
            <text:p>-99.0419145</text:p>
          </table:table-cell>
          <table:table-cell office:value-type="float" office:value="19.5003927" calcext:value-type="float">
            <text:p>19.5003927</text:p>
          </table:table-cell>
          <table:table-cell table:number-columns-repeated="3"/>
        </table:table-row>
        <table:table-row table:style-name="ro1">
          <table:table-cell office:value-type="float" office:value="-99.1317962" calcext:value-type="float">
            <text:p>-99.1317962</text:p>
          </table:table-cell>
          <table:table-cell office:value-type="float" office:value="19.4862635" calcext:value-type="float">
            <text:p>19.4862635</text:p>
          </table:table-cell>
          <table:table-cell table:number-columns-repeated="3"/>
        </table:table-row>
        <table:table-row table:style-name="ro1">
          <table:table-cell office:value-type="float" office:value="-99.1625356" calcext:value-type="float">
            <text:p>-99.1625356</text:p>
          </table:table-cell>
          <table:table-cell office:value-type="float" office:value="19.4298829" calcext:value-type="float">
            <text:p>19.4298829</text:p>
          </table:table-cell>
          <table:table-cell table:number-columns-repeated="3"/>
        </table:table-row>
        <table:table-row table:style-name="ro1">
          <table:table-cell office:value-type="float" office:value="-99.1360556" calcext:value-type="float">
            <text:p>-99.1360556</text:p>
          </table:table-cell>
          <table:table-cell office:value-type="float" office:value="19.4354421" calcext:value-type="float">
            <text:p>19.4354421</text:p>
          </table:table-cell>
          <table:table-cell table:number-columns-repeated="3"/>
        </table:table-row>
        <table:table-row table:style-name="ro1">
          <table:table-cell office:value-type="float" office:value="-99.079343" calcext:value-type="float">
            <text:p>-99.079343</text:p>
          </table:table-cell>
          <table:table-cell office:value-type="float" office:value="19.383021" calcext:value-type="float">
            <text:p>19.383021</text:p>
          </table:table-cell>
          <table:table-cell table:number-columns-repeated="3"/>
        </table:table-row>
        <table:table-row table:style-name="ro1">
          <table:table-cell office:value-type="float" office:value="-99.8736083" calcext:value-type="float">
            <text:p>-99.8736083</text:p>
          </table:table-cell>
          <table:table-cell office:value-type="float" office:value="16.8604547" calcext:value-type="float">
            <text:p>16.8604547</text:p>
          </table:table-cell>
          <table:table-cell table:number-columns-repeated="3"/>
        </table:table-row>
        <table:table-row table:style-name="ro1">
          <table:table-cell office:value-type="float" office:value="-99.0253367" calcext:value-type="float">
            <text:p>-99.0253367</text:p>
          </table:table-cell>
          <table:table-cell office:value-type="float" office:value="19.4248498" calcext:value-type="float">
            <text:p>19.4248498</text:p>
          </table:table-cell>
          <table:table-cell table:number-columns-repeated="3"/>
        </table:table-row>
        <table:table-row table:style-name="ro1">
          <table:table-cell office:value-type="float" office:value="-99.230217" calcext:value-type="float">
            <text:p>-99.230217</text:p>
          </table:table-cell>
          <table:table-cell office:value-type="float" office:value="19.667773" calcext:value-type="float">
            <text:p>19.667773</text:p>
          </table:table-cell>
          <table:table-cell table:number-columns-repeated="3"/>
        </table:table-row>
        <table:table-row table:style-name="ro1">
          <table:table-cell office:value-type="float" office:value="-99.234279" calcext:value-type="float">
            <text:p>-99.234279</text:p>
          </table:table-cell>
          <table:table-cell office:value-type="float" office:value="19.510424" calcext:value-type="float">
            <text:p>19.510424</text:p>
          </table:table-cell>
          <table:table-cell table:number-columns-repeated="3"/>
        </table:table-row>
        <table:table-row table:style-name="ro1">
          <table:table-cell office:value-type="float" office:value="-97.101498" calcext:value-type="float">
            <text:p>-97.101498</text:p>
          </table:table-cell>
          <table:table-cell office:value-type="float" office:value="18.86437" calcext:value-type="float">
            <text:p>18.86437</text:p>
          </table:table-cell>
          <table:table-cell table:number-columns-repeated="3"/>
        </table:table-row>
        <table:table-row table:style-name="ro1">
          <table:table-cell office:value-type="float" office:value="-98.86085" calcext:value-type="float">
            <text:p>-98.86085</text:p>
          </table:table-cell>
          <table:table-cell office:value-type="float" office:value="19.514203" calcext:value-type="float">
            <text:p>19.514203</text:p>
          </table:table-cell>
          <table:table-cell table:number-columns-repeated="3"/>
        </table:table-row>
        <table:table-row table:style-name="ro1">
          <table:table-cell office:value-type="float" office:value="-97.867889" calcext:value-type="float">
            <text:p>-97.867889</text:p>
          </table:table-cell>
          <table:table-cell office:value-type="float" office:value="22.251304" calcext:value-type="float">
            <text:p>22.251304</text:p>
          </table:table-cell>
          <table:table-cell table:number-columns-repeated="3"/>
        </table:table-row>
        <table:table-row table:style-name="ro1">
          <table:table-cell office:value-type="float" office:value="-99.15212" calcext:value-type="float">
            <text:p>-99.15212</text:p>
          </table:table-cell>
          <table:table-cell office:value-type="float" office:value="19.44916" calcext:value-type="float">
            <text:p>19.44916</text:p>
          </table:table-cell>
          <table:table-cell table:number-columns-repeated="3"/>
        </table:table-row>
        <table:table-row table:style-name="ro1">
          <table:table-cell office:value-type="float" office:value="-98.885885" calcext:value-type="float">
            <text:p>-98.885885</text:p>
          </table:table-cell>
          <table:table-cell office:value-type="float" office:value="19.314165" calcext:value-type="float">
            <text:p>19.314165</text:p>
          </table:table-cell>
          <table:table-cell table:number-columns-repeated="3"/>
        </table:table-row>
        <table:table-row table:style-name="ro1">
          <table:table-cell office:value-type="float" office:value="-98.225212" calcext:value-type="float">
            <text:p>-98.225212</text:p>
          </table:table-cell>
          <table:table-cell office:value-type="float" office:value="19.071739" calcext:value-type="float">
            <text:p>19.071739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8:32:52.580726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29:18.867993838</meta:creation-date>
    <dc:date>2018-11-28T18:38:36.904385633</dc:date>
    <meta:editing-duration>PT8M4S</meta:editing-duration>
    <meta:editing-cycles>3</meta:editing-cycles>
    <meta:generator>LibreOffice/5.1.6.2$Linux_X86_64 LibreOffice_project/10m0$Build-2</meta:generator>
    <meta:document-statistic meta:table-count="1" meta:cell-count="60" meta:object-count="0"/>
  </office:meta>
</office:document-meta>
</file>